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0ee9" officeooo:paragraph-rsid="00180ee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0ee9" officeooo:paragraph-rsid="00180ee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0ee9" officeooo:paragraph-rsid="00180e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Monospace"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Monospace" fo:font-size="10pt" officeooo:paragraph-rsid="00180ee9" style:font-size-asian="10pt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officeooo:rsid="00180ee9" officeooo:paragraph-rsid="00180ee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<text:span text:style-name="T1">Kushal Kishor Shankhapal<text:tab/><text:tab/><text:tab/><text:tab/><text:tab/></text:span>Date: <text:span text:style-name="T1">30/07/2023</text:span></text:p>
      <text:p text:style-name="P3">Roll No: <text:span text:style-name="T1">56<text:tab/><text:tab/><text:tab/><text:tab/><text:tab/><text:tab/><text:tab/><text:tab/><text:tab/></text:span>Subject: <text:span text:style-name="T1">OS Lab</text:span></text:p>
      <text:p text:style-name="P2"/>
      <text:p text:style-name="P2"/>
      <text:p text:style-name="P2">SJF: Shortest Job First</text:p>
      <text:p text:style-name="Standard"/>
      <text:p text:style-name="P1">Code: </text:p>
      <text:p text:style-name="P1"/>
      <text:p text:style-name="P5">#include &lt;stdio.h&gt;</text:p>
      <text:p text:style-name="P5">#include &lt;limits.h&gt; <text:s/>// For INT_MAX to represent a large number</text:p>
      <text:p text:style-name="P5"/>
      <text:p text:style-name="P5">#define MAX_PROCESSES 10 <text:s/>// Define the maximum number of processes supported</text:p>
      <text:p text:style-name="P5"/>
      <text:p text:style-name="P5">int main() {</text:p>
      <text:p text:style-name="P5"><text:s text:c="4"/>// Arrays to store arrival times, burst times, and temporary burst times</text:p>
      <text:p text:style-name="P5"><text:s text:c="4"/>int arrival_time[MAX_PROCESSES], burst_time[MAX_PROCESSES], temp[MAX_PROCESSES];</text:p>
      <text:p text:style-name="P5"><text:s text:c="4"/>int remaining_time[MAX_PROCESSES]; <text:s/>// Array to track the remaining burst times for each process</text:p>
      <text:p text:style-name="P5"><text:s text:c="4"/>int completion_time[MAX_PROCESSES], waiting_time[MAX_PROCESSES], turnaround_time[MAX_PROCESSES];</text:p>
      <text:p text:style-name="P5"><text:s text:c="4"/>int i, smallest, count = 0, time, limit;</text:p>
      <text:p text:style-name="P5"><text:s text:c="4"/>int total_wait_time = 0, total_turnaround_time = 0;</text:p>
      <text:p text:style-name="P5"><text:s text:c="4"/>float average_waiting_time, average_turnaround_time;</text:p>
      <text:p text:style-name="P5"/>
      <text:p text:style-name="P5"><text:s text:c="4"/>// Prompt the user to enter the number of processes</text:p>
      <text:p text:style-name="P5"><text:s text:c="4"/>printf("\nEnter the Total Number of Processes (max %d):\t", MAX_PROCESSES);</text:p>
      <text:p text:style-name="P5"><text:s text:c="4"/>scanf("%d", &amp;limit);</text:p>
      <text:p text:style-name="P5"><text:s text:c="4"/></text:p>
      <text:p text:style-name="P5"><text:s text:c="4"/>// Check if the number of processes exceeds the maximum allowed</text:p>
      <text:p text:style-name="P5"><text:s text:c="4"/>if (limit &gt; MAX_PROCESSES) {</text:p>
      <text:p text:style-name="P5"><text:s text:c="8"/>printf("Number of processes cannot exceed %d\n", MAX_PROCESSES);</text:p>
      <text:p text:style-name="P5"><text:s text:c="8"/>return 1;</text:p>
      <text:p text:style-name="P5"><text:s text:c="4"/>}</text:p>
      <text:p text:style-name="P5"/>
      <text:p text:style-name="P5"><text:s text:c="4"/>// Read the arrival and burst times for each process</text:p>
      <text:p text:style-name="P5"><text:s text:c="4"/>printf("\nEnter Details of %d Processes\n", limit);</text:p>
      <text:p text:style-name="P5"><text:s text:c="4"/>for(i = 0; i &lt; limit; i++) {</text:p>
      <text:p text:style-name="P5"><text:s text:c="8"/>printf("\nProcess %d:\n", i + 1);</text:p>
      <text:p text:style-name="P5"><text:s text:c="8"/>printf("Enter Arrival Time:\t");</text:p>
      <text:p text:style-name="P5"><text:s text:c="8"/>scanf("%d", &amp;arrival_time[i]);</text:p>
      <text:p text:style-name="P5"><text:s text:c="8"/>printf("Enter Burst Time:\t");</text:p>
      <text:p text:style-name="P5"><text:s text:c="8"/>scanf("%d", &amp;burst_time[i]);</text:p>
      <text:p text:style-name="P5"><text:s text:c="8"/>remaining_time[i] = burst_time[i]; <text:s/>// Initialize remaining time with the burst time</text:p>
      <text:p text:style-name="P5"><text:s text:c="8"/>temp[i] = burst_time[i]; <text:s/>// Store the original burst time for later calculations</text:p>
      <text:p text:style-name="P5"><text:s text:c="4"/>}</text:p>
      <text:p text:style-name="P5"/>
      <text:p text:style-name="P5"><text:s text:c="4"/>int completed[MAX_PROCESSES] = {0}; <text:s/>// Array to keep track of which processes have been completed</text:p>
      <text:p text:style-name="P5"/>
      <text:p text:style-name="P5"><text:s text:c="4"/>// Main loop to simulate time and schedule processes</text:p>
      <text:p text:style-name="P5"><text:s text:c="4"/>for(time = 0; count != limit; time++) {</text:p>
      <text:p text:style-name="P5"><text:s text:c="8"/>smallest = -1; <text:s/>// Initialize smallest as -1 to indicate no process selected yet</text:p>
      <text:p text:style-name="P5"/>
      <text:p text:style-name="P5"><text:soft-page-break/><text:s text:c="8"/>// Find the process with the smallest remaining burst time that has arrived and is not yet completed</text:p>
      <text:p text:style-name="P5"><text:s text:c="8"/>for(i = 0; i &lt; limit; i++) {</text:p>
      <text:p text:style-name="P5"><text:s text:c="12"/>if (arrival_time[i] &lt;= time &amp;&amp; !completed[i]) {</text:p>
      <text:p text:style-name="P5"><text:s text:c="16"/>if (smallest == -1 || remaining_time[i] &lt; remaining_time[smallest]) {</text:p>
      <text:p text:style-name="P5"><text:s text:c="20"/>smallest = i; <text:s/>// Update smallest to the current process with the shortest remaining time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if (smallest != -1) {</text:p>
      <text:p text:style-name="P5"><text:s text:c="12"/>remaining_time[smallest]--; <text:s/>// Execute the selected process for one unit of time</text:p>
      <text:p text:style-name="P5"><text:s text:c="12"/>if (remaining_time[smallest] == 0) {</text:p>
      <text:p text:style-name="P5"><text:s text:c="16"/>// Process is completed</text:p>
      <text:p text:style-name="P5"><text:s text:c="16"/>count++;</text:p>
      <text:p text:style-name="P5"><text:s text:c="16"/>completed[smallest] = 1; <text:s/>// Mark the process as completed</text:p>
      <text:p text:style-name="P5"><text:s text:c="16"/>completion_time[smallest] = time + 1; <text:s/>// Calculate completion time of the process</text:p>
      <text:p text:style-name="P5"><text:s text:c="16"/>waiting_time[smallest] = completion_time[smallest] - arrival_time[smallest] - temp[smallest];</text:p>
      <text:p text:style-name="P5"><text:s text:c="16"/>turnaround_time[smallest] = completion_time[smallest] - arrival_time[smallest];</text:p>
      <text:p text:style-name="P5"><text:s text:c="16"/>total_wait_time += waiting_time[smallest]; <text:s/>// Accumulate total waiting time</text:p>
      <text:p text:style-name="P5"><text:s text:c="16"/>total_turnaround_time += turnaround_time[smallest]; <text:s/>// Accumulate total turnaround time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// Calculate average waiting time and turnaround time</text:p>
      <text:p text:style-name="P5"><text:s text:c="4"/>average_waiting_time = (float)total_wait_time / limit;</text:p>
      <text:p text:style-name="P5"><text:s text:c="4"/>average_turnaround_time = (float)total_turnaround_time / limit;</text:p>
      <text:p text:style-name="P5"/>
      <text:p text:style-name="P5"><text:s text:c="4"/>// Print the process details including arrival time, burst time, completion time, waiting time, and turnaround time</text:p>
      <text:p text:style-name="P5"><text:s text:c="4"/>printf("\nProcess No\tAT\tBT\tCT\tTAT\tWT\n");</text:p>
      <text:p text:style-name="P5"><text:s text:c="4"/>for(i = 0; i &lt; limit; i++) {</text:p>
      <text:p text:style-name="P5"><text:s text:c="8"/>printf("%d\t\t%d\t%d\t%d\t%d\t%d\n", i + 1, arrival_time[i], temp[i], completion_time[i], turnaround_time[i], waiting_time[i]);</text:p>
      <text:p text:style-name="P5"><text:s text:c="4"/>}</text:p>
      <text:p text:style-name="P5"/>
      <text:p text:style-name="P5"><text:s text:c="4"/>// Print the average waiting time and average turnaround time</text:p>
      <text:p text:style-name="P5"><text:s text:c="4"/>printf("\nAverage Waiting Time:\t%f", average_waiting_time);</text:p>
      <text:p text:style-name="P5"><text:s text:c="4"/>printf("\nAverage Turnaround Time:\t%f\n", average_turnaround_time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Output:</text:p>
      <text:p text:style-name="P7"/>
      <text:p text:style-name="P4">pl-17@pl17-OptiPlex-3020:~$ cd Kushal_Files</text:p>
      <text:p text:style-name="P4">pl-17@pl17-OptiPlex-3020:~/Kushal_Files$ g++ sjf_p1.cpp -o sjf.out</text:p>
      <text:p text:style-name="P4">pl-17@pl17-OptiPlex-3020:~/Kushal_Files$ ./sjf.out</text:p>
      <text:p text:style-name="Standard"/>
      <text:p text:style-name="P1"/>
      <text:p text:style-name="P4">Enter the Total Number of Processes (max 10):<text:tab/>4</text:p>
      <text:p text:style-name="P4"/>
      <text:p text:style-name="P4">Enter Details of 4 Processes</text:p>
      <text:p text:style-name="P4"/>
      <text:p text:style-name="P4">Process 1:</text:p>
      <text:p text:style-name="P4">Enter Arrival Time:<text:tab/>1</text:p>
      <text:p text:style-name="P4">Enter Burst Time:<text:tab/>3</text:p>
      <text:p text:style-name="P4"/>
      <text:p text:style-name="P4">Process 2:</text:p>
      <text:p text:style-name="P4">Enter Arrival Time:<text:tab/>2</text:p>
      <text:p text:style-name="P4">Enter Burst Time:<text:tab/>4</text:p>
      <text:p text:style-name="P4"/>
      <text:p text:style-name="P4">Process 3:</text:p>
      <text:p text:style-name="P4">Enter Arrival Time:<text:tab/>1</text:p>
      <text:p text:style-name="P4">Enter Burst Time:<text:tab/>2</text:p>
      <text:p text:style-name="P4"/>
      <text:p text:style-name="P4">Process 4:</text:p>
      <text:p text:style-name="P4">Enter Arrival Time:<text:tab/>4</text:p>
      <text:p text:style-name="P4">Enter Burst Time:<text:tab/>4</text:p>
      <text:p text:style-name="P4"/>
      <text:p text:style-name="P4">Process No<text:tab/>AT<text:tab/>BT<text:tab/>CT<text:tab/>TAT<text:tab/>WT</text:p>
      <text:p text:style-name="P4">1<text:tab/><text:tab/>1<text:tab/>3<text:tab/>6<text:tab/>5<text:tab/>2</text:p>
      <text:p text:style-name="P4">2<text:tab/><text:tab/>2<text:tab/>4<text:tab/>10<text:tab/>8<text:tab/>4</text:p>
      <text:p text:style-name="P4">3<text:tab/><text:tab/>1<text:tab/>2<text:tab/>3<text:tab/>2<text:tab/>0</text:p>
      <text:p text:style-name="P4">4<text:tab/><text:tab/>4<text:tab/>4<text:tab/>14<text:tab/>10<text:tab/>6</text:p>
      <text:p text:style-name="P4"/>
      <text:p text:style-name="P4">Average Waiting Time:<text:tab/>3.000000</text:p>
      <text:p text:style-name="P4">Average Turnaround Time:<text:tab/>6.250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30T15:23:01.024518953</meta:creation-date>
    <dc:date>2024-07-30T15:31:43.992151778</dc:date>
    <meta:editing-duration>PT6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99" meta:word-count="569" meta:character-count="4553" meta:non-whitespace-character-count="3553"/>
  </office:meta>
</office:document-meta>
</file>